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tarJedi Special Edition" svg:font-family="'StarJedi Special Edition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tarJedi Special Edition" fo:font-size="50pt" style:font-size-asian="50pt" style:font-size-complex="50pt"/>
    </style:style>
    <style:style style:name="P2" style:family="paragraph" style:parent-style-name="Standard">
      <style:text-properties style:font-name="Courier New" fo:font-size="25pt" fo:font-weight="bold" style:font-size-asian="25pt" style:font-weight-asian="bold" style:font-size-complex="25pt" style:font-weight-complex="bold"/>
    </style:style>
    <style:style style:name="P3" style:family="paragraph" style:parent-style-name="Standard">
      <style:text-properties style:font-name="Courier New" fo:font-size="20pt" style:font-size-asian="20pt" style:font-size-complex="20pt"/>
    </style:style>
    <style:style style:name="P4" style:family="paragraph" style:parent-style-name="Text_20_body">
      <style:paragraph-properties fo:margin-left="0.635cm" fo:margin-right="0cm" fo:text-indent="0cm" style:auto-text-indent="false">
        <style:tab-stops/>
      </style:paragraph-properties>
    </style:style>
    <style:style style:name="P5" style:family="paragraph" style:parent-style-name="Text_20_body">
      <style:text-properties style:font-name="DejaVu Sans Mono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P7" style:family="paragraph" style:parent-style-name="Standard" style:list-style-name="L1">
      <style:text-properties style:font-name="Courier New" fo:font-size="20pt" style:font-size-asian="20pt" style:font-size-complex="20pt"/>
    </style:style>
    <style:style style:name="P8" style:family="paragraph" style:parent-style-name="Text_20_body" style:list-style-name="L2"/>
    <style:style style:name="P9" style:family="paragraph" style:parent-style-name="Text_20_body" style:list-style-name="L3"/>
    <style:style style:name="P10" style:family="paragraph" style:parent-style-name="Text_20_body" style:list-style-name="L4"/>
    <style:style style:name="P11" style:family="paragraph" style:parent-style-name="Text_20_body" style:list-style-name="L4">
      <style:text-properties style:font-name="DejaVu Sans Mono"/>
    </style:style>
    <style:style style:name="P12" style:family="paragraph" style:parent-style-name="Text_20_body" style:list-style-name="L3">
      <style:text-properties officeooo:rsid="0002f4ac" officeooo:paragraph-rsid="0002f4ac"/>
    </style:style>
    <style:style style:name="P13" style:family="paragraph" style:parent-style-name="Heading_20_1">
      <style:paragraph-properties fo:break-before="page"/>
    </style:style>
    <style:style style:name="T1" style:family="text">
      <style:text-properties style:font-name="Courier New" fo:font-size="20pt" style:font-size-asian="20pt" style:font-size-complex="20pt"/>
    </style:style>
    <style:style style:name="T2" style:family="text">
      <style:text-properties style:font-name="Courier New" fo:font-size="25pt" fo:font-weight="bold" style:font-size-asian="25pt" style:font-weight-asian="bold" style:font-size-complex="25pt" style:font-weight-complex="bold"/>
    </style:style>
    <style:style style:name="T3" style:family="text">
      <style:text-properties style:font-name="DejaVu Sans Mono"/>
    </style:style>
    <style:style style:name="T4" style:family="text">
      <style:text-properties officeooo:rsid="0002f4ac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none"/>
    </style:style>
    <text:list-style style:name="L1">
      <text:list-level-style-bullet text:level="1" text:style-name="WW_5f_CharLFO3LVL1" text:bullet-char="•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2" text:style-name="WW_5f_CharLFO3LVL2" text:bullet-char="◦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3" text:style-name="WW_5f_CharLFO3LVL3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4" text:style-name="WW_5f_CharLFO3LVL4" text:bullet-char="•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5" text:style-name="WW_5f_CharLFO3LVL5" text:bullet-char="◦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6" text:style-name="WW_5f_CharLFO3LVL6" text:bullet-char="▪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7" text:style-name="WW_5f_CharLFO3LVL7" text:bullet-char="•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bullet text:level="8" text:style-name="WW_5f_CharLFO3LVL8" text:bullet-char="◦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OpenSymbol"/>
      </text:list-level-style-bullet>
      <text:list-level-style-bullet text:level="9" text:style-name="WW_5f_CharLFO3LVL9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WW_5f_CharLFO2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2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2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2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2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2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2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2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2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WW_5f_CharLFO1LVL1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_5f_CharLFO1LVL2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_5f_CharLFO1LVL3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_5f_CharLFO1LVL4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_5f_CharLFO1LVL5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_5f_CharLFO1LVL6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_5f_CharLFO1LVL7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_5f_CharLFO1LVL8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_5f_CharLFO1LVL9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WW_5f_CharLFO4LVL1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"/>
      </text:list-level-style-bullet>
      <text:list-level-style-bullet text:level="2" text:style-name="WW_5f_CharLFO4LVL2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"/>
      </text:list-level-style-bullet>
      <text:list-level-style-bullet text:level="3" text:style-name="WW_5f_CharLFO4LVL3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"/>
      </text:list-level-style-bullet>
      <text:list-level-style-bullet text:level="4" text:style-name="WW_5f_CharLFO4LVL4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"/>
      </text:list-level-style-bullet>
      <text:list-level-style-bullet text:level="5" text:style-name="WW_5f_CharLFO4LVL5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"/>
      </text:list-level-style-bullet>
      <text:list-level-style-bullet text:level="6" text:style-name="WW_5f_CharLFO4LVL6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"/>
      </text:list-level-style-bullet>
      <text:list-level-style-bullet text:level="7" text:style-name="WW_5f_CharLFO4LVL7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"/>
      </text:list-level-style-bullet>
      <text:list-level-style-bullet text:level="8" text:style-name="WW_5f_CharLFO4LVL8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"/>
      </text:list-level-style-bullet>
      <text:list-level-style-bullet text:level="9" text:style-name="WW_5f_CharLFO4LVL9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span text:style-name="Fuente_20_de_20_párrafo_20_predeter."><text:span text:style-name="T1">Proyecto para</text:span></text:span></text:p>
      <text:p text:style-name="P1">Metodología</text:p>
      <text:p text:style-name="P1">de la</text:p>
      <text:p text:style-name="P1">investigación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Standard"><text:span text:style-name="Fuente_20_de_20_párrafo_20_predeter."><text:span text:style-name="T2">Integrantes:</text:span></text:span></text:p>
      <text:list xml:id="list2641635704" text:style-name="L1">
        <text:list-item>
          <text:p text:style-name="P7">Panasiti, Juan Marcelo</text:p>
        </text:list-item>
        <text:list-item>
          <text:p text:style-name="P7">Fracapani, Fabricio</text:p>
        </text:list-item>
        <text:list-item>
          <text:p text:style-name="P7">Martinez, Matías</text:p>
        </text:list-item>
        <text:list-item>
          <text:p text:style-name="P7">Aravena, Julio</text:p>
        </text:list-item>
      </text:list>
      <text:p text:style-name="P3"/>
      <text:h text:style-name="P13" text:outline-level="1"><text:bookmark text:name="yui_3_17_2_1_1555868947266_833"/>Descripción</text:h>
      <text:p text:style-name="Text_20_body">El proyecto “Changos” está dirigido para facilitar, organizar y planificar las compras de mercaderías y diversos productos mediante la comparación de precios, a través de una base de datos la cual se va a completar por la contribución de comerciantes, clientes y bases de datos externas. <text:s text:c="2"/></text:p>
      <text:h text:style-name="Heading_20_1" text:outline-level="1">Objetivo</text:h>
      <text:list xml:id="list548811000" text:style-name="L2">
        <text:list-item>
          <text:p text:style-name="P8">Comparar precios de distintos negocios.</text:p>
        </text:list-item>
        <text:list-item>
          <text:p text:style-name="P8">Conocer los precios actualizados de distintos productos cercanos a tu ubicación.</text:p>
        </text:list-item>
        <text:list-item>
          <text:p text:style-name="P8">Generar un control de gastos mensuales.</text:p>
        </text:list-item>
        <text:list-item>
          <text:p text:style-name="P8">Dar y conocer opiniones de distintos puntos de ventas.</text:p>
        </text:list-item>
        <text:list-item>
          <text:p text:style-name="P8">Permitir a pequeños comerciantes dar a conocer sus productos y precios.</text:p>
        </text:list-item>
      </text:list>
      <text:p text:style-name="P4"/>
      <text:h text:style-name="Heading_20_1" text:outline-level="1">Planificación</text:h>
      <text:list xml:id="list3277902461" text:style-name="L3">
        <text:list-item>
          <text:p text:style-name="P9">Roles</text:p>
          <text:list>
            <text:list-item>
              <text:p text:style-name="P9">Product Owner: <text:span text:style-name="T4">Panasiti Juan</text:span></text:p>
            </text:list-item>
            <text:list-item>
              <text:p text:style-name="P9">Scrum Master: <text:span text:style-name="T4">Fracapani Fabricio</text:span></text:p>
            </text:list-item>
            <text:list-item>
              <text:p text:style-name="P9">DevTeam: </text:p>
              <text:list>
                <text:list-item>
                  <text:p text:style-name="P12">Aravena Julio</text:p>
                </text:list-item>
                <text:list-item>
                  <text:p text:style-name="P12">Martinez Matías</text:p>
                </text:list-item>
                <text:list-item>
                  <text:p text:style-name="P12">Fracapani Fabricio</text:p>
                </text:list-item>
              </text:list>
            </text:list-item>
          </text:list>
        </text:list-item>
        <text:list-item>
          <text:p text:style-name="P9">Software</text:p>
          <text:list>
            <text:list-item>
              <text:p text:style-name="P9">Android Studio 3.4</text:p>
            </text:list-item>
            <text:list-item>
              <text:p text:style-name="P9">Dia (Diagramas de Clase)</text:p>
            </text:list-item>
            <text:list-item>
              <text:p text:style-name="P9">Firebase (BD en la nube)</text:p>
            </text:list-item>
            <text:list-item>
              <text:p text:style-name="P9">Discord (para facilitar la comunicación del equipo)</text:p>
            </text:list-item>
            <text:list-item>
              <text:p text:style-name="P12">Trello</text:p>
            </text:list-item>
            <text:list-item>
              <text:p text:style-name="P9">GitHub</text:p>
            </text:list-item>
            <text:list-item>
              <text:p text:style-name="P9">LibreOffice para documentación</text:p>
            </text:list-item>
            <text:list-item>
              <text:p text:style-name="P9">Plataforma de Desarrollo:</text:p>
              <text:list>
                <text:list-item>
                  <text:p text:style-name="P9">JDK 8</text:p>
                </text:list-item>
                <text:list-item>
                  <text:p text:style-name="P9">API <text:span text:style-name="T4">21</text:span></text:p>
                </text:list-item>
                <text:list-item>
                  <text:p text:style-name="P9">Firebase</text:p>
                </text:list-item>
              </text:list>
            </text:list-item>
          </text:list>
        </text:list-item>
        <text:list-item>
          <text:p text:style-name="P9"><text:soft-page-break/>Distribución del trabajo</text:p>
          <text:list>
            <text:list-item>
              <text:p text:style-name="P9">Tiempos:</text:p>
              <text:list>
                <text:list-item>
                  <text:p text:style-name="P9">1° entrega: <text:span text:style-name="T4">24 de abril.<text:tab/></text:span></text:p>
                </text:list-item>
                <text:list-item>
                  <text:p text:style-name="P9">2° entrega:</text:p>
                </text:list-item>
                <text:list-item>
                  <text:p text:style-name="P9">3° entrega:</text:p>
                </text:list-item>
              </text:list>
            </text:list-item>
          </text:list>
        </text:list-item>
      </text:list>
      <text:h text:style-name="Heading_20_1" text:outline-level="1"/>
      <text:p text:style-name="P5">Links:</text:p>
      <text:list xml:id="list1136954333" text:style-name="L4">
        <text:list-item>
          <text:p text:style-name="P10"><text:span text:style-name="Fuente_20_de_20_párrafo_20_predeter."><text:span text:style-name="T3">Documentación: </text:span></text:span><text:a xlink:type="simple" xlink:href="https://github.com/juanpanasiti/Proyecto-MdI-2019-Documentacion" office:target-frame-name="_top" xlink:show="replace" text:style-name="Internet_20_link" text:visited-style-name="Visited_20_Internet_20_Link">https://github.com/juanpanasiti/Proyecto-MdI-2019-Documentacion</text:a></text:p>
        </text:list-item>
        <text:list-item>
          <text:p text:style-name="P11">App Cliente:</text:p>
        </text:list-item>
        <text:list-item>
          <text:p text:style-name="P11">App Comerciante:</text:p>
        </text:list-item>
      </text:list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family-generic="system" style:font-charset="x-symbol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  <style:font-face style:name="Courier New" svg:font-family="'Courier New'" style:font-family-generic="modern" style:font-pitch="fixed"/>
    <style:font-face style:name="DejaVu Sans Mono" svg:font-family="'DejaVu Sans Mono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StarJedi Special Edition" svg:font-family="'StarJedi Special Edition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0.74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s" fo:country="AR" fo:font-style="normal" style:text-underline-style="none" fo:font-weight="normal" style:letter-kerning="true" fo:background-color="transparent" style:font-name-asian="WenQuanYi Micro Hei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text-align="center" style:justify-single-word="false" fo:hyphenation-ladder-count="no-limit"/>
      <style:text-properties fo:font-size="28pt" fo:font-weight="bold" style:font-size-asian="28pt" style:font-weight-asian="bold" style:font-size-complex="28pt" style:font-weight-complex="bold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fo:font-weight="bold" style:font-weight-asian="bold" style:font-weight-complex="bold" fo:hyphenate="false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cm" loext:contextual-spacing="false" fo:hyphenation-ladder-count="no-limit"/>
      <style:text-properties style:font-name="Liberation Serif" fo:font-family="'Liberation Serif'" style:font-family-generic="roman" style:font-pitch="variable" fo:font-size="18pt" fo:font-weight="bold" style:font-size-asian="18pt" style:font-weight-asian="bold" style:font-size-complex="18pt" style:font-weight-complex="bold"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Descripción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Fuente_20_de_20_párrafo_20_predeter." style:display-name="Fuente de párrafo predeter.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1LVL1" style:display-name="WW_CharLFO1LVL1" style:family="text">
      <style:text-properties style:font-name="Symbol" fo:font-family="Symbol" style:font-family-generic="roman" style:font-pitch="variable" style:font-charset="x-symbol"/>
    </style:style>
    <style:style style:name="WW_5f_CharLFO1LVL2" style:display-name="WW_CharLFO1LVL2" style:family="text">
      <style:text-properties style:font-name="Courier New" fo:font-family="'Courier New'" style:font-family-generic="modern" style:font-pitch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Symbol" fo:font-family="Symbol" style:font-family-generic="roman" style:font-pitch="variable" style:font-charset="x-symbol"/>
    </style:style>
    <style:style style:name="WW_5f_CharLFO2LVL2" style:display-name="WW_CharLFO2LVL2" style:family="text">
      <style:text-properties style:font-name="Courier New" fo:font-family="'Courier New'" style:font-family-generic="modern" style:font-pitch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WW_5f_CharLFO3LVL1" style:display-name="WW_CharLFO3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2" style:display-name="WW_CharLFO3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3" style:display-name="WW_CharLFO3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4" style:display-name="WW_CharLFO3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5" style:display-name="WW_CharLFO3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6" style:display-name="WW_CharLFO3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7" style:display-name="WW_CharLFO3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8" style:display-name="WW_CharLFO3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3LVL9" style:display-name="WW_CharLFO3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1" style:display-name="WW_CharLFO4LVL1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2" style:display-name="WW_CharLFO4LVL2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3" style:display-name="WW_CharLFO4LVL3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4" style:display-name="WW_CharLFO4LVL4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5" style:display-name="WW_CharLFO4LVL5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6" style:display-name="WW_CharLFO4LVL6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7" style:display-name="WW_CharLFO4LVL7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8" style:display-name="WW_CharLFO4LVL8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WW_5f_CharLFO4LVL9" style:display-name="WW_CharLFO4LVL9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04-22T21:44:00Z</meta:creation-date>
    <dc:date>2019-04-23T15:36:48.331210610</dc:date>
    <meta:editing-cycles>3</meta:editing-cycles>
    <meta:editing-duration>PT5M36S</meta:editing-duration>
    <meta:document-statistic meta:table-count="0" meta:image-count="0" meta:object-count="0" meta:page-count="3" meta:paragraph-count="46" meta:word-count="212" meta:character-count="1288" meta:non-whitespace-character-count="1153"/>
    <meta:template xlink:type="simple" xlink:actuate="onRequest" xlink:title="" xlink:href="Normal.dotm"/>
  </office:meta>
</office:document-meta>
</file>